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1.4291in"/>
    </style:style>
    <style:style style:name="co10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_2^28" table:style-name="ta1">
        <table:shapes>
          <draw:frame draw:z-index="0" draw:style-name="gr1" draw:text-style-name="P1" svg:width="5.7921in" svg:height="3.2618in" svg:x="6.4461in" svg:y="2.4689in">
            <draw:object draw:notify-on-update-of-ranges="'merged_sorting_results_2^28'.I5:'merged_sorting_results_2^28'.I12 'merged_sorting_results_2^28'.K5:'merged_sorting_results_2^28'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7921in" svg:height="3.2618in" svg:x="12.6224in" svg:y="2.4264in">
            <draw:object draw:notify-on-update-of-ranges="'merged_sorting_results_2^28'.I5:'merged_sorting_results_2^28'.I12 'merged_sorting_results_2^28'.J5:'merged_sorting_results_2^28'.J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office:value-type="string" calcext:value-type="string">
            <text:p>Array Length: 2^28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2024-10-18 16:01:51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7425" calcext:value-type="float">
            <text:p>427425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" calcext:value-type="float">
            <text:p>1</text:p>
          </table:table-cell>
          <table:table-cell table:style-name="ce3" table:formula="of:=AVERAGE(OFFSET([.$E$5]; (ROW() - 5) * 9; 0; 5; 1))" office:value-type="float" office:value="422542.2" calcext:value-type="float">
            <text:p>422542.2</text:p>
          </table:table-cell>
          <table:table-cell table:style-name="ce3" table:formula="of:=[.$J$5]/[.J5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24-10-18 16:08:5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968" calcext:value-type="float">
            <text:p>42396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2" calcext:value-type="float">
            <text:p>2</text:p>
          </table:table-cell>
          <table:table-cell table:style-name="ce3" table:formula="of:=AVERAGE(OFFSET([.$E$5]; (ROW() - 5) * 9; 0; 5; 1))" office:value-type="float" office:value="220317" calcext:value-type="float">
            <text:p>220317</text:p>
          </table:table-cell>
          <table:table-cell table:style-name="ce3" table:formula="of:=[.$J$5]/[.J6]" office:value-type="float" office:value="1.91788286877545" calcext:value-type="float">
            <text:p>1.91788286877545</text:p>
          </table:table-cell>
        </table:table-row>
        <table:table-row table:style-name="ro1">
          <table:table-cell office:value-type="string" calcext:value-type="string">
            <text:p>2024-10-18 16:16:0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19751" calcext:value-type="float">
            <text:p>419751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4" calcext:value-type="float">
            <text:p>4</text:p>
          </table:table-cell>
          <table:table-cell table:style-name="ce3" table:formula="of:=AVERAGE(OFFSET([.$E$5]; (ROW() - 5) * 9; 0; 5; 1))" office:value-type="float" office:value="114806.8" calcext:value-type="float">
            <text:p>114806.8</text:p>
          </table:table-cell>
          <table:table-cell table:style-name="ce3" table:formula="of:=[.$J$5]/[.J7]" office:value-type="float" office:value="3.68046317813927" calcext:value-type="float">
            <text:p>3.68046317813927</text:p>
          </table:table-cell>
        </table:table-row>
        <table:table-row table:style-name="ro1">
          <table:table-cell office:value-type="string" calcext:value-type="string">
            <text:p>2024-10-18 16:23:0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20619" calcext:value-type="float">
            <text:p>420619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8" calcext:value-type="float">
            <text:p>8</text:p>
          </table:table-cell>
          <table:table-cell table:style-name="ce3" table:formula="of:=AVERAGE(OFFSET([.$E$5]; (ROW() - 5) * 9; 0; 5; 1))" office:value-type="float" office:value="61319.6" calcext:value-type="float">
            <text:p>61319.6</text:p>
          </table:table-cell>
          <table:table-cell table:style-name="ce3" table:formula="of:=[.$J$5]/[.J8]" office:value-type="float" office:value="6.8908179440179" calcext:value-type="float">
            <text:p>6.8908179440179</text:p>
          </table:table-cell>
        </table:table-row>
        <table:table-row table:style-name="ro1">
          <table:table-cell office:value-type="string" calcext:value-type="string">
            <text:p>2024-10-18 16:30:1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20948" calcext:value-type="float">
            <text:p>420948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table:style-name="ce3" table:formula="of:=OFFSET([.$B$3]; (ROW() - 5) * 9; 0)" office:value-type="float" office:value="16" calcext:value-type="float">
            <text:p>16</text:p>
          </table:table-cell>
          <table:table-cell table:style-name="ce3" table:formula="of:=AVERAGE(OFFSET([.$E$5]; (ROW() - 5) * 9; 0; 5; 1))" office:value-type="float" office:value="56990.92" calcext:value-type="float">
            <text:p>56990.92</text:p>
          </table:table-cell>
          <table:table-cell table:style-name="ce3" table:formula="of:=[.$J$5]/[.J9]" office:value-type="float" office:value="7.41420212202225" calcext:value-type="float">
            <text:p>7.41420212202225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32" calcext:value-type="float">
            <text:p>32</text:p>
          </table:table-cell>
          <table:table-cell table:style-name="ce3" table:formula="of:=AVERAGE(OFFSET([.$E$5]; (ROW() - 5) * 9; 0; 5; 1))" office:value-type="float" office:value="58266.26" calcext:value-type="float">
            <text:p>58266.26</text:p>
          </table:table-cell>
          <table:table-cell table:style-name="ce3" table:formula="of:=[.$J$5]/[.J10]" office:value-type="float" office:value="7.25191903513286" calcext:value-type="float">
            <text:p>7.25191903513286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ce3" table:formula="of:=OFFSET([.$B$3]; (ROW() - 5) * 9; 0)" office:value-type="float" office:value="64" calcext:value-type="float">
            <text:p>64</text:p>
          </table:table-cell>
          <table:table-cell table:style-name="ce3" table:formula="of:=AVERAGE(OFFSET([.$E$5]; (ROW() - 5) * 9; 0; 5; 1))" office:value-type="float" office:value="56134.32" calcext:value-type="float">
            <text:p>56134.32</text:p>
          </table:table-cell>
          <table:table-cell table:style-name="ce3" table:formula="of:=[.$J$5]/[.J11]" office:value-type="float" office:value="7.52734156216732" calcext:value-type="float">
            <text:p>7.52734156216732</text:p>
          </table:table-cell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2"/>
          <table:table-cell table:style-name="ce3" table:formula="of:=OFFSET([.$B$3]; (ROW() - 5) * 9; 0)" office:value-type="float" office:value="128" calcext:value-type="float">
            <text:p>128</text:p>
          </table:table-cell>
          <table:table-cell table:style-name="ce3" table:formula="of:=AVERAGE(OFFSET([.$E$5]; (ROW() - 5) * 9; 0; 5; 1))" office:value-type="float" office:value="55930" calcext:value-type="float">
            <text:p>55930</text:p>
          </table:table-cell>
          <table:table-cell table:style-name="ce3" table:formula="of:=[.$J$5]/[.J12]" office:value-type="float" office:value="7.55483997854461" calcext:value-type="float">
            <text:p>7.55483997854461</text:p>
          </table:table-cell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33:53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384" calcext:value-type="float">
            <text:p>21838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37:3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2888" calcext:value-type="float">
            <text:p>22288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41:2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3633" calcext:value-type="float">
            <text:p>223633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45:0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8338" calcext:value-type="float">
            <text:p>21833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48:5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8342" calcext:value-type="float">
            <text:p>21834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0:49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629" calcext:value-type="float">
            <text:p>11462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2:4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018" calcext:value-type="float">
            <text:p>11501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4:4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108" calcext:value-type="float">
            <text:p>115108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6:44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4512" calcext:value-type="float">
            <text:p>11451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8:4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4767" calcext:value-type="float">
            <text:p>11476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6:59:48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15.9" calcext:value-type="float">
            <text:p>61215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0:53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03.2" calcext:value-type="float">
            <text:p>61503.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1:5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173.6" calcext:value-type="float">
            <text:p>61173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3:02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1371.6" calcext:value-type="float">
            <text:p>61371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4:0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333.7" calcext:value-type="float">
            <text:p>61333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5:08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903.9" calcext:value-type="float">
            <text:p>56903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6:0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988.7" calcext:value-type="float">
            <text:p>56988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7:0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008.7" calcext:value-type="float">
            <text:p>57008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8:1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959.2" calcext:value-type="float">
            <text:p>56959.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09:1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094.1" calcext:value-type="float">
            <text:p>57094.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0:13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157.7" calcext:value-type="float">
            <text:p>58157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1:14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305.7" calcext:value-type="float">
            <text:p>58305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2:1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283.6" calcext:value-type="float">
            <text:p>58283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3:1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317.6" calcext:value-type="float">
            <text:p>58317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4:2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8266.7" calcext:value-type="float">
            <text:p>58266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5:20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234.6" calcext:value-type="float">
            <text:p>56234.6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6:20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449.4" calcext:value-type="float">
            <text:p>56449.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7: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974" calcext:value-type="float">
            <text:p>55974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8:19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022.7" calcext:value-type="float">
            <text:p>56022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19:1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990.9" calcext:value-type="float">
            <text:p>55990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hreads: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table:style-name="Default" office:value-type="string" calcext:value-type="string">
            <text:p>Is Correc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0:18</text:p>
          </table:table-cell>
          <table:table-cell office:value-type="float" office:value="268435456" calcext:value-type="float">
            <text:p>268435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831.7" calcext:value-type="float">
            <text:p>55831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1:1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943.5" calcext:value-type="float">
            <text:p>55943.5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2:17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945.9" calcext:value-type="float">
            <text:p>55945.9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3:1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5967.2" calcext:value-type="float">
            <text:p>55967.2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-10-18 17:24:1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961.7" calcext:value-type="float">
            <text:p>55961.7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18:36:57.820459614</dc:date>
    <meta:editing-duration>PT7M5S</meta:editing-duration>
    <meta:editing-cycles>1</meta:editing-cycles>
    <meta:generator>LibreOffice/7.3.7.2$Linux_X86_64 LibreOffice_project/30$Build-2</meta:generator>
    <meta:document-statistic meta:table-count="1" meta:cell-count="33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13cm" svg:height="8.286cm" xlink:href=".." xlink:type="simple" chart:class="chart:line" chart:style-name="ch1">
        <chart:plot-area chart:style-name="ch2" table:cell-range-address="'merged_sorting_results_2^28'.I5:'merged_sorting_results_2^28'.I12 'merged_sorting_results_2^28'.K5:'merged_sorting_results_2^28'.K12" chart:data-source-has-labels="column" svg:x="1.305cm" svg:y="0.165cm" svg:width="13.114cm" svg:height="6.975cm">
          <chart:coordinate-region svg:x="1.741cm" svg:y="0.364cm" svg:width="12.398cm" svg:height="6.129cm"/>
          <chart:axis chart:dimension="x" chart:name="primary-x" chart:style-name="ch3" chartooo:axis-type="auto">
            <chartooo:date-scale/>
            <chart:title svg:x="7.011cm" svg:y="7.305cm" chart:style-name="ch4">
              <text:p>N. Threads</text:p>
            </chart:title>
            <chart:categories table:cell-range-address="'merged_sorting_results_2^28'.I5:'merged_sorting_results_2^28'.I12"/>
          </chart:axis>
          <chart:axis chart:dimension="y" chart:name="primary-y" chart:style-name="ch3">
            <chart:title svg:x="0.451cm" svg:y="4.371cm" chart:style-name="ch5">
              <text:p>Speedup</text:p>
            </chart:title>
            <chart:grid chart:style-name="ch6" chart:class="major"/>
          </chart:axis>
          <chart:series chart:style-name="ch7" chart:values-cell-range-address="'merged_sorting_results_2^28'.K5:'merged_sorting_results_2^28'.K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8'.I5:'merged_sorting_results_2^28'.I12</svg:desc>
                </draw:g>
              </table:table-cell>
              <table:table-cell office:value-type="float" office:value="1">
                <text:p>1</text:p>
                <draw:g>
                  <svg:desc>'merged_sorting_results_2^28'.K5:'merged_sorting_results_2^28'.K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788286877545">
                <text:p>1.917882868775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8046317813927">
                <text:p>3.680463178139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8908179440179">
                <text:p>6.89081794401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41420212202225">
                <text:p>7.4142021220222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25191903513286">
                <text:p>7.2519190351328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.52734156216732">
                <text:p>7.527341562167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7.55483997854461">
                <text:p>7.554839978544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713cm" svg:height="8.286cm" xlink:href=".." xlink:type="simple" chart:class="chart:line" chart:style-name="ch1">
        <chart:plot-area chart:style-name="ch2" table:cell-range-address="'merged_sorting_results_2^28'.I5:'merged_sorting_results_2^28'.J12" chart:data-source-has-labels="column" svg:x="1.305cm" svg:y="0.165cm" svg:width="13.114cm" svg:height="6.975cm">
          <chart:coordinate-region svg:x="2.667cm" svg:y="0.364cm" svg:width="11.472cm" svg:height="6.129cm"/>
          <chart:axis chart:dimension="x" chart:name="primary-x" chart:style-name="ch3" chartooo:axis-type="auto">
            <chartooo:date-scale/>
            <chart:title svg:x="7.011cm" svg:y="7.305cm" chart:style-name="ch4">
              <text:p>N. Threads</text:p>
            </chart:title>
            <chart:categories table:cell-range-address="'merged_sorting_results_2^28'.I5:'merged_sorting_results_2^28'.I12"/>
          </chart:axis>
          <chart:axis chart:dimension="y" chart:name="primary-y" chart:style-name="ch3">
            <chart:title svg:x="0.451cm" svg:y="5.627cm" chart:style-name="ch5">
              <text:p>Mean Execution Time (ms)</text:p>
            </chart:title>
            <chart:grid chart:style-name="ch6" chart:class="major"/>
          </chart:axis>
          <chart:series chart:style-name="ch7" chart:values-cell-range-address="'merged_sorting_results_2^28'.J5:'merged_sorting_results_2^28'.J12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merged_sorting_results_2^28'.I5:'merged_sorting_results_2^28'.I12</svg:desc>
                </draw:g>
              </table:table-cell>
              <table:table-cell office:value-type="float" office:value="422542.2">
                <text:p>422542.2</text:p>
                <draw:g>
                  <svg:desc>'merged_sorting_results_2^28'.J5:'merged_sorting_results_2^28'.J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0317">
                <text:p>2203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4806.8">
                <text:p>114806.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1319.6">
                <text:p>61319.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6990.92">
                <text:p>56990.9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8266.26">
                <text:p>58266.2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6134.32">
                <text:p>56134.3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5930">
                <text:p>559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